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5.14pt"/>
    </style:style>
    <style:style style:name="co3" style:family="table-column">
      <style:table-column-properties fo:break-before="auto" style:column-width="45.41pt"/>
    </style:style>
    <style:style style:name="co4" style:family="table-column">
      <style:table-column-properties fo:break-before="auto" style:column-width="107.15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82.29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94.3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1.17pt" svg:height="461.88pt" svg:x="13.21pt" svg:y="337.07pt">
            <loext:p draw:notify-on-update-of-ranges="Sheet1.A1:Sheet1.A1 Sheet1.A2:Sheet1.A21 Sheet1.D1:Sheet1.D1 Sheet1.D2:Sheet1.D21 Sheet1.G1:Sheet1.G1 Sheet1.G2:Sheet1.G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39.79pt" svg:height="472.37pt" svg:x="0pt" svg:y="814.37pt">
            <loext:p draw:notify-on-update-of-ranges="Sheet1.E1:Sheet1.E1 Sheet1.E2:Sheet1.E21 Sheet1.H1:Sheet1.H1 Sheet1.H2:Sheet1.H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03.74pt" svg:height="508.34pt" svg:x="4.17pt" svg:y="1301.7pt">
            <loext:p draw:notify-on-update-of-ranges="Sheet1.F1:Sheet1.F1 Sheet1.F2:Sheet1.F21 Sheet1.I1:Sheet1.I1 Sheet1.I2:Sheet1.I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ps Bellman</text:p>
          </table:table-cell>
          <table:table-cell office:value-type="string" calcext:value-type="string">
            <text:p>Heap</text:p>
          </table:table-cell>
          <table:table-cell/>
          <table:table-cell office:value-type="string" calcext:value-type="string">
            <text:p>Temps Dijkstra</text:p>
          </table:table-cell>
          <table:table-cell office:value-type="string" calcext:value-type="string">
            <text:p>Nodes Dijkstra</text:p>
          </table:table-cell>
          <table:table-cell office:value-type="string" calcext:value-type="string">
            <text:p>Heap Dijkstra</text:p>
          </table:table-cell>
          <table:table-cell office:value-type="string" calcext:value-type="string">
            <text:p>Temps A*</text:p>
          </table:table-cell>
          <table:table-cell office:value-type="string" calcext:value-type="string">
            <text:p>Node A*</text:p>
          </table:table-cell>
          <table:table-cell office:value-type="string" calcext:value-type="string">
            <text:p>Heap A*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5675" calcext:value-type="float">
            <text:p>5675</text:p>
          </table:table-cell>
          <table:table-cell office:value-type="float" office:value="195" calcext:value-type="float">
            <text:p>195</text:p>
          </table:table-cell>
          <table:table-cell office:value-type="float" office:value="44" calcext:value-type="float">
            <text:p>44</text:p>
          </table:table-cell>
          <table:table-cell office:value-type="float" office:value="1265" calcext:value-type="float">
            <text:p>1265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office:value-type="float" office:value="30306" calcext:value-type="float">
            <text:p>30306</text:p>
          </table:table-cell>
          <table:table-cell office:value-type="float" office:value="289" calcext:value-type="float">
            <text:p>289</text:p>
          </table:table-cell>
          <table:table-cell office:value-type="float" office:value="873" calcext:value-type="float">
            <text:p>873</text:p>
          </table:table-cell>
          <table:table-cell office:value-type="float" office:value="9485" calcext:value-type="float">
            <text:p>9485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336" calcext:value-type="float">
            <text:p>5336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1023" calcext:value-type="float">
            <text:p>102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16344" calcext:value-type="float">
            <text:p>16344</text:p>
          </table:table-cell>
          <table:table-cell office:value-type="float" office:value="307" calcext:value-type="float">
            <text:p>307</text:p>
          </table:table-cell>
          <table:table-cell office:value-type="float" office:value="135" calcext:value-type="float">
            <text:p>135</text:p>
          </table:table-cell>
          <table:table-cell office:value-type="float" office:value="2533" calcext:value-type="float">
            <text:p>2533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13125" calcext:value-type="float">
            <text:p>13125</text:p>
          </table:table-cell>
          <table:table-cell office:value-type="float" office:value="238" calcext:value-type="float">
            <text:p>238</text:p>
          </table:table-cell>
          <table:table-cell office:value-type="float" office:value="196" calcext:value-type="float">
            <text:p>196</text:p>
          </table:table-cell>
          <table:table-cell office:value-type="float" office:value="3622" calcext:value-type="float">
            <text:p>3622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32303" calcext:value-type="float">
            <text:p>32303</text:p>
          </table:table-cell>
          <table:table-cell office:value-type="float" office:value="252" calcext:value-type="float">
            <text:p>252</text:p>
          </table:table-cell>
          <table:table-cell office:value-type="float" office:value="668" calcext:value-type="float">
            <text:p>668</text:p>
          </table:table-cell>
          <table:table-cell office:value-type="float" office:value="6927" calcext:value-type="float">
            <text:p>6927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8" calcext:value-type="float">
            <text:p>2848</text:p>
          </table:table-cell>
          <table:table-cell office:value-type="float" office:value="28917" calcext:value-type="float">
            <text:p>28917</text:p>
          </table:table-cell>
          <table:table-cell office:value-type="float" office:value="279" calcext:value-type="float">
            <text:p>279</text:p>
          </table:table-cell>
          <table:table-cell office:value-type="float" office:value="1046" calcext:value-type="float">
            <text:p>1046</text:p>
          </table:table-cell>
          <table:table-cell office:value-type="float" office:value="8987" calcext:value-type="float">
            <text:p>8987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4" calcext:value-type="float">
            <text:p>2894</text:p>
          </table:table-cell>
          <table:table-cell office:value-type="float" office:value="31125" calcext:value-type="float">
            <text:p>31125</text:p>
          </table:table-cell>
          <table:table-cell office:value-type="float" office:value="251" calcext:value-type="float">
            <text:p>251</text:p>
          </table:table-cell>
          <table:table-cell office:value-type="float" office:value="980" calcext:value-type="float">
            <text:p>980</text:p>
          </table:table-cell>
          <table:table-cell office:value-type="float" office:value="9906" calcext:value-type="float">
            <text:p>9906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12600" calcext:value-type="float">
            <text:p>12600</text:p>
          </table:table-cell>
          <table:table-cell office:value-type="float" office:value="222" calcext:value-type="float">
            <text:p>222</text:p>
          </table:table-cell>
          <table:table-cell office:value-type="float" office:value="47" calcext:value-type="float">
            <text:p>47</text:p>
          </table:table-cell>
          <table:table-cell office:value-type="float" office:value="1268" calcext:value-type="float">
            <text:p>1268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12715" calcext:value-type="float">
            <text:p>1271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1326" calcext:value-type="float">
            <text:p>1326</text:p>
          </table:table-cell>
          <table:table-cell office:value-type="float" office:value="155" calcext:value-type="float">
            <text:p>1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0:21:24.464118253</meta:creation-date>
    <dc:date>2018-05-25T10:48:53.204061790</dc:date>
    <meta:editing-duration>PT17M13S</meta:editing-duration>
    <meta:editing-cycles>3</meta:editing-cycles>
    <meta:generator>LibreOffice/5.1.6.2$Linux_X86_64 LibreOffice_project/10m0$Build-2</meta:generator>
    <meta:document-statistic meta:table-count="1" meta:cell-count="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7cm" svg:height="16.295cm" xlink:href=".." xlink:type="simple" chart:class="chart:bar" chart:style-name="ch1">
        <chart:title svg:x="10.182cm" svg:y="0.461cm" chart:style-name="ch2">
          <text:p>Temps de calcul des différents algorithmes</text:p>
        </chart:title>
        <chart:legend chart:legend-position="end" svg:x="25.94cm" svg:y="7.35cm" style:legend-expansion="high" chart:style-name="ch3"/>
        <chart:plot-area chart:style-name="ch4" table:cell-range-address="Sheet1.A1:Sheet1.A21 Sheet1.D1:Sheet1.D21 Sheet1.G1:Sheet1.G21" chart:data-source-has-labels="row" svg:x="1.96cm" svg:y="1.565cm" svg:width="23.401cm" svg:height="14.405cm">
          <chartooo:coordinate-region svg:x="2.952cm" svg:y="1.765cm" svg:width="22.409cm" svg:height="14.006cm"/>
          <chart:axis chart:dimension="x" chart:name="primary-x" chart:style-name="ch5"/>
          <chart:axis chart:dimension="y" chart:name="primary-y" chart:style-name="ch6">
            <chart:title svg:x="0.451cm" svg:y="9.287cm" chart:style-name="ch7">
              <text:p>Temps
en ms</text:p>
            </chart:title>
            <chart:grid chart:style-name="ch8" chart:class="major"/>
          </chart:axis>
          <chart:series chart:style-name="ch9" chart:values-cell-range-address="Sheet1.A2:Sheet1.A21" chart:label-cell-address="Sheet1.A1:Sheet1.A1" chart:class="chart:bar">
            <chart:data-point chart:repeated="20"/>
          </chart:series>
          <chart:series chart:style-name="ch10" chart:values-cell-range-address="Sheet1.D2:Sheet1.D21" chart:label-cell-address="Sheet1.D1:Sheet1.D1" chart:class="chart:bar">
            <chart:data-point chart:repeated="20"/>
          </chart:series>
          <chart:series chart:style-name="ch11" chart:values-cell-range-address="Sheet1.G2:Sheet1.G21" chart:label-cell-address="Sheet1.G1:Sheet1.G1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ps Bellman</text:p>
                <draw:g>
                  <svg:desc>Sheet1.A1:Sheet1.A1</svg:desc>
                </draw:g>
              </table:table-cell>
              <table:table-cell office:value-type="string">
                <text:p>Temps Dijkstra</text:p>
                <draw:g>
                  <svg:desc>Sheet1.D1:Sheet1.D1</svg:desc>
                </draw:g>
              </table:table-cell>
              <table:table-cell office:value-type="string">
                <text:p>Temps A*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0">
                <text:p>820</text:p>
                <draw:g>
                  <svg:desc>Sheet1.A2:Sheet1.A21</svg:desc>
                </draw:g>
              </table:table-cell>
              <table:table-cell office:value-type="float" office:value="417">
                <text:p>417</text:p>
                <draw:g>
                  <svg:desc>Sheet1.D2:Sheet1.D21</svg:desc>
                </draw:g>
              </table:table-cell>
              <table:table-cell office:value-type="float" office:value="44">
                <text:p>44</text:p>
                <draw:g>
                  <svg:desc>Sheet1.G2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">
                <text:p>752</text:p>
              </table:table-cell>
              <table:table-cell office:value-type="float" office:value="2865">
                <text:p>286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0">
                <text:p>1120</text:p>
              </table:table-cell>
              <table:table-cell office:value-type="float" office:value="244">
                <text:p>2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1881">
                <text:p>188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0">
                <text:p>690</text:p>
              </table:table-cell>
              <table:table-cell office:value-type="float" office:value="1036">
                <text:p>103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3">
                <text:p>923</text:p>
              </table:table-cell>
              <table:table-cell office:value-type="float" office:value="3003">
                <text:p>300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6">
                <text:p>686</text:p>
              </table:table-cell>
              <table:table-cell office:value-type="float" office:value="2848">
                <text:p>284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9">
                <text:p>1019</text:p>
              </table:table-cell>
              <table:table-cell office:value-type="float" office:value="2894">
                <text:p>289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5">
                <text:p>845</text:p>
              </table:table-cell>
              <table:table-cell office:value-type="float" office:value="919">
                <text:p>9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">
                <text:p>578</text:p>
              </table:table-cell>
              <table:table-cell office:value-type="float" office:value="1287">
                <text:p>12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27cm" svg:height="16.665cm" xlink:href=".." xlink:type="simple" chart:class="chart:bar" chart:style-name="ch1">
        <chart:title svg:x="9.544cm" svg:y="0.469cm" chart:style-name="ch2">
          <text:p>Nombre de noeuds évalués par le Dijkstra et par l'A*</text:p>
        </chart:title>
        <chart:legend chart:legend-position="end" svg:x="26.623cm" svg:y="7.784cm" style:legend-expansion="high" chart:style-name="ch3"/>
        <chart:plot-area chart:style-name="ch4" table:cell-range-address="Sheet1.E1:Sheet1.E21 Sheet1.H1:Sheet1.H21" chart:data-source-has-labels="row" svg:x="1.973cm" svg:y="1.581cm" svg:width="24.058cm" svg:height="14.751cm">
          <chartooo:coordinate-region svg:x="3.15cm" svg:y="1.78cm" svg:width="22.881cm" svg:height="14.353cm"/>
          <chart:axis chart:dimension="x" chart:name="primary-x" chart:style-name="ch5"/>
          <chart:axis chart:dimension="y" chart:name="primary-y" chart:style-name="ch6">
            <chart:title svg:x="0.451cm" svg:y="9.781cm" chart:style-name="ch7">
              <text:p>Nombre
de noeuds</text:p>
            </chart:title>
            <chart:grid chart:style-name="ch8" chart:class="major"/>
          </chart:axis>
          <chart:series chart:style-name="ch9" chart:values-cell-range-address="Sheet1.E2:Sheet1.E21" chart:label-cell-address="Sheet1.E1:Sheet1.E1" chart:class="chart:bar">
            <chart:data-point chart:repeated="20"/>
          </chart:series>
          <chart:series chart:style-name="ch10" chart:values-cell-range-address="Sheet1.H2:Sheet1.H21" chart:label-cell-address="Sheet1.H1:Sheet1.H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des Dijkstra</text:p>
                <draw:g>
                  <svg:desc>Sheet1.E1:Sheet1.E1</svg:desc>
                </draw:g>
              </table:table-cell>
              <table:table-cell office:value-type="string">
                <text:p>Node A*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75">
                <text:p>5675</text:p>
                <draw:g>
                  <svg:desc>Sheet1.E2:Sheet1.E21</svg:desc>
                </draw:g>
              </table:table-cell>
              <table:table-cell office:value-type="float" office:value="1265">
                <text:p>1265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06">
                <text:p>30306</text:p>
              </table:table-cell>
              <table:table-cell office:value-type="float" office:value="9485">
                <text:p>9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36">
                <text:p>533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44">
                <text:p>16344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25">
                <text:p>13125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03">
                <text:p>32303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17">
                <text:p>28917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125">
                <text:p>31125</text:p>
              </table:table-cell>
              <table:table-cell office:value-type="float" office:value="9906">
                <text:p>9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00">
                <text:p>1260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15">
                <text:p>12715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883cm" svg:height="17.934cm" xlink:href=".." xlink:type="simple" chart:class="chart:bar" chart:style-name="ch1">
        <chart:title svg:x="11.307cm" svg:y="0.494cm" chart:style-name="ch2">
          <text:p>Taille de la file de priorité du Dijkstra et de l'A*</text:p>
        </chart:title>
        <chart:legend chart:legend-position="end" svg:x="29.064cm" svg:y="8.419cm" style:legend-expansion="high" chart:style-name="ch3"/>
        <chart:plot-area chart:style-name="ch4" table:cell-range-address="Sheet1.F1:Sheet1.F21 Sheet1.I1:Sheet1.I21" chart:data-source-has-labels="row" svg:x="1.648cm" svg:y="1.631cm" svg:width="26.779cm" svg:height="15.945cm">
          <chartooo:coordinate-region svg:x="2.455cm" svg:y="1.83cm" svg:width="25.972cm" svg:height="15.547cm"/>
          <chart:axis chart:dimension="x" chart:name="primary-x" chart:style-name="ch5"/>
          <chart:axis chart:dimension="y" chart:name="primary-y" chart:style-name="ch6">
            <chart:title svg:x="0.451cm" svg:y="11.407cm" chart:style-name="ch7">
              <text:p>Taille de la file depriorité</text:p>
            </chart:title>
            <chart:grid chart:style-name="ch8" chart:class="major"/>
          </chart:axis>
          <chart:series chart:style-name="ch9" chart:values-cell-range-address="Sheet1.F2:Sheet1.F21" chart:label-cell-address="Sheet1.F1:Sheet1.F1" chart:class="chart:bar">
            <chart:data-point chart:repeated="20"/>
          </chart:series>
          <chart:series chart:style-name="ch10" chart:values-cell-range-address="Sheet1.I2:Sheet1.I21" chart:label-cell-address="Sheet1.I1:Sheet1.I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 Dijkstra</text:p>
                <draw:g>
                  <svg:desc>Sheet1.F1:Sheet1.F1</svg:desc>
                </draw:g>
              </table:table-cell>
              <table:table-cell office:value-type="string">
                <text:p>Heap A*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">
                <text:p>195</text:p>
                <draw:g>
                  <svg:desc>Sheet1.F2:Sheet1.F21</svg:desc>
                </draw:g>
              </table:table-cell>
              <table:table-cell office:value-type="float" office:value="127">
                <text:p>127</text:p>
                <draw:g>
                  <svg:desc>Sheet1.I2:Sheet1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9">
                <text:p>28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">
                <text:p>30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">
                <text:p>2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">
                <text:p>25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">
                <text:p>27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">
                <text:p>25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">
                <text:p>2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